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68.53mm"/>
    </style:style>
    <style:style style:name="co3" style:family="table-column">
      <style:table-column-properties fo:break-before="auto" style:column-width="97.9mm"/>
    </style:style>
    <style:style style:name="co4" style:family="table-column">
      <style:table-column-properties fo:break-before="auto" style:column-width="71.97mm"/>
    </style:style>
    <style:style style:name="co5" style:family="table-column">
      <style:table-column-properties fo:break-before="auto" style:column-width="76.99mm"/>
    </style:style>
    <style:style style:name="co6" style:family="table-column">
      <style:table-column-properties fo:break-before="auto" style:column-width="85.73mm"/>
    </style:style>
    <style:style style:name="co7" style:family="table-column">
      <style:table-column-properties fo:break-before="auto" style:column-width="81.49mm"/>
    </style:style>
    <style:style style:name="co8" style:family="table-column">
      <style:table-column-properties fo:break-before="auto" style:column-width="86.25mm"/>
    </style:style>
    <style:style style:name="co9" style:family="table-column">
      <style:table-column-properties fo:break-before="auto" style:column-width="114.56mm"/>
    </style:style>
    <style:style style:name="co10" style:family="table-column">
      <style:table-column-properties fo:break-before="auto" style:column-width="48.95mm"/>
    </style:style>
    <style:style style:name="co11" style:family="table-column">
      <style:table-column-properties fo:break-before="auto" style:column-width="83.61mm"/>
    </style:style>
    <style:style style:name="co12" style:family="table-column">
      <style:table-column-properties fo:break-before="auto" style:column-width="45.24mm"/>
    </style:style>
    <style:style style:name="co13" style:family="table-column">
      <style:table-column-properties fo:break-before="auto" style:column-width="39.6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De_20_Pontieu_2c__20_Thomas">
      <style:table-properties table:display="true" style:writing-mode="lr-tb"/>
    </style:style>
    <style:style style:name="ta3" style:family="table" style:master-page-name="PageStyle_5f_Knockaert_2c__20_Jarre">
      <style:table-properties table:display="true" style:writing-mode="lr-tb"/>
    </style:style>
    <style:style style:name="ta4" style:family="table" style:master-page-name="PageStyle_5f_Persoon_2c__20_Sam">
      <style:table-properties table:display="true" style:writing-mode="lr-tb"/>
    </style:style>
    <style:style style:name="ta5" style:family="table" style:master-page-name="PageStyle_5f_Van_20_Renterghem_2c__20_Jorg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 style:data-style-name="N11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 style:data-style-name="N1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9" office:value-type="date" office:date-value="2017-03-28" calcext:value-type="date">
            <text:p>28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PI specificati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9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v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4.25" calcext:value-type="float">
            <text:p>4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6" calcext:value-type="float">
            <text:p>6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9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kleine dingen aan API, User bea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9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ccount en Person omzetten naar Us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6" calcext:value-type="date">
            <text:p>06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Zorgen dat authenticatie gelijk is aan API specificatie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,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Permissions afwerken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/users/me paden ondersteunen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9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Ondersteuning voor properties implementere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9" calcext:value-type="float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4])" office:value-type="float" office:value="21" calcext:value-type="float">
            <text:p>21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Klassendiagram + issues aan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eren vloot,subvloot,voertu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nterfaces DAO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swagger specific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voorbereid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9:.C37])" office:value-type="float" office:value="16.5" calcext:value-type="float">
            <text:p>1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9:.H36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Gradle project configur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mplementatie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dingen veranderen aan Swagg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serController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8" calcext:value-type="date">
            <text:p>08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Test proberen te maken (mislukt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0" calcext:value-type="date">
            <text:p>10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1" calcext:value-type="date">
            <text:p>11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ginering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2:.C53])" office:value-type="float" office:value="33" calcext:value-type="float">
            <text:p>3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2:.H49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aginering toevoe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RESTControllers consistent 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UT {id} 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deprecated methodes verwijd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itbreiding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 aan project wer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8:.C69])" office:value-type="float" office:value="22" calcext:value-type="float">
            <text:p>2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8:.H65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0" calcext:value-type="date">
            <text:p>2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Spring secur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ilters implementeren in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3" calcext:value-type="date">
            <text:p>23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 API-beheerd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5" calcext:value-type="date">
            <text:p>25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6" calcext:value-type="date">
            <text:p>2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74:.C81])" office:value-type="float" office:value="12.5" calcext:value-type="float">
            <text:p>12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74:.H8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2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acturatie bea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anpassen tests naar unit 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3.75" calcext:value-type="float">
            <text:p>3,7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tests herschrijven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/>
          <table:table-cell table:style-name="ce4" table:number-columns-repeated="2"/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/>
          <table:table-cell table:style-name="ce10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3.75" calcext:value-type="float">
            <text:p>3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6.75" calcext:value-type="float">
            <text:p>16,7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tests herschrijv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,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14" office:value-type="date" office:date-value="2017-04-06" calcext:value-type="date">
            <text:p>06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database tests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8" calcext:value-type="date">
            <text:p>08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veranderingen</text:p>
          </table:table-cell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4.5" calcext:value-type="float">
            <text:p>14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8.5" calcext:value-type="float">
            <text:p>18,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null-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gradl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atie Identity</text:p>
          </table:table-cell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 table:number-columns-repeated="2"/>
          <table:table-cell table:style-name="ce4"/>
          <table:table-cell/>
          <table:table-cell table:style-name="ce4"/>
          <table:table-cell table:style-name="ce10" table:number-columns-repeated="2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3.5" calcext:value-type="float">
            <text:p>13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7" calcext:value-type="float">
            <text:p>7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odels de Beans conventies laten vol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werken aan mode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test plan/sui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model constrain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der werken aan models en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Poging tot verstaan van de code om tests te schrijven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25.5" calcext:value-type="float">
            <text:p>25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SSH tunnel werkend krij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1.5" calcext:value-type="float">
            <text:p>11,5</text:p>
          </table:table-cell>
          <table:table-cell table:style-name="ce4" office:value-type="string" calcext:value-type="string">
            <text:p>DAO tests + testhandleiding + vergader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testhandleiding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runner</text:p>
          </table:table-cell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runn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2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2" calcext:value-type="float">
            <text:p>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3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chrijven eerste te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Configuratie frontend + kleine wijziging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aken searchbars + proberen fixen /tests/app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10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aken searchbars + proberen fixen /tests/app</text:p>
          </table:table-cell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10" table:number-columns-repeated="3"/>
          <table:table-cell table:style-name="ce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4" calcext:value-type="float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20.5" calcext:value-type="float">
            <text:p>20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uthenticatie module 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Implementatie RESTFunction + controll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STController tests fixe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STController tests + frontend login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/>
          <table:table-cell table:style-name="ce5" office:value-type="date" office:date-value="2017-04-09" calcext:value-type="date">
            <text:p>09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Functions + roles in front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0.25" calcext:value-type="float">
            <text:p>10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5" calcext:value-type="float">
            <text:p>1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10" calcext:value-type="date">
            <text:p>10/04/17</text:p>
          </table:table-cell>
          <table:table-cell table:style-name="ce10" office:value-type="float" office:value="4.25" calcext:value-type="float">
            <text:p>4,25</text:p>
          </table:table-cell>
          <table:table-cell table:style-name="ce4" office:value-type="string" calcext:value-type="string">
            <text:p>Frontend refacto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Nalezen domeinmodel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introduc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essenti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aken van mockup vloot + deel subvloo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fwerken mockup + lezen over Rest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float" office:value="13.5" calcext:value-type="float">
            <text:p>13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6])" office:value-type="float" office:value="4.25" calcext:value-type="float">
            <text:p>4,25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eren over Vue + opzetten website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Configureren website + veel opzoekwerk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7.5" calcext:value-type="float">
            <text:p>7,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.5" calcext:value-type="float">
            <text:p>7,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float" office:value="36" calcext:value-type="float">
            <text:p>3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Testen API calls + refactoring + listCompon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API calls + documentatie +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0.5" calcext:value-type="float">
            <text:p>10,5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oorbereiding 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8" calcext:value-type="date">
            <text:p>1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2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0" calcext:value-type="date">
            <text:p>20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documentatie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refactoring met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Afwerken frontend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 issu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testing setup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7:.C74])" office:value-type="float" office:value="25" calcext:value-type="float">
            <text:p>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7:.H74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4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75" calcext:value-type="float">
            <text:p>2,7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 office:value-type="date" office:date-value="2017-03-31" calcext:value-type="date">
            <text:p>31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Exceptions, Constrain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table:number-columns-repeated="3"/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5.25" calcext:value-type="float">
            <text:p>5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9.75" calcext:value-type="float">
            <text:p>9,7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pdate DAO'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,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 office:value-type="date" office:date-value="2017-04-06" calcext:value-type="date">
            <text:p>06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Hibernate for Users and Enum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2.75" calcext:value-type="float">
            <text:p>12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2" calcext:value-type="float">
            <text:p>12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03" calcext:value-type="date">
            <text:p>0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5 veel deprecated methodes tov 4, verschillen zo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2-05" calcext:value-type="date">
            <text:p>05/02/20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update, delete conf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5.5" calcext:value-type="float">
            <text:p>15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mapp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figure databas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9" calcext:value-type="date">
            <text:p>09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0" calcext:value-type="date">
            <text:p>10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1" calcext:value-type="date">
            <text:p>11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28.5" calcext:value-type="float">
            <text:p>28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ll DAO's finished, basic functional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ix not working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DAOTest fixes and hot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5" calcext:value-type="date">
            <text:p>15/03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Update diagrams and pdfs, optimize 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6" calcext:value-type="date">
            <text:p>16/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on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32.5" calcext:value-type="float">
            <text:p>32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7" calcext:value-type="float">
            <text:p>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5">
        <office:forms form:automatic-focus="false" form:apply-design-mode="false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20" office:value-type="date" office:date-value="2017-02-13" calcext:value-type="date">
            <text:p>13/02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14" office:value-type="date" office:date-value="2017-03-29" calcext:value-type="date">
            <text:p>29/03/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Read about frontend 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implement authenticat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17" office:value-type="date" office:date-value="2017-03-31" calcext:value-type="date">
            <text:p>31/03/17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string" calcext:value-type="string">
            <text:p>fix small authentication issue</text:p>
          </table:table-cell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3.75" calcext:value-type="float">
            <text:p>3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1.5" calcext:value-type="float">
            <text:p>11,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 office:value-type="date" office:date-value="2017-04-03" calcext:value-type="date">
            <text:p>03/04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merging branch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,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ing au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14" office:value-type="date" office:date-value="2017-04-05" calcext:value-type="date">
            <text:p>05/04/1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refactoring controll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,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,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14" office:value-type="date" office:date-value="2017-04-07" calcext:value-type="date">
            <text:p>07/04/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earching about token refresh and logout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7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ry to understand insurance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17" office:value-type="date" office:date-value="2017-04-09" calcext:value-type="date">
            <text:p>09/04/17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string" calcext:value-type="string">
            <text:p>finaly settle on an insurance mode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0.25" calcext:value-type="float">
            <text:p>10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7" calcext:value-type="float">
            <text:p>17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lassendiagram account en histor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isimplementatie account,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2" calcext:value-type="date">
            <text:p>02/03/17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string" calcext:value-type="string">
            <text:p>opzoeken en uitdenken praktische implementatie historiek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5" calcext:value-type="date">
            <text:p>05/03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mplementeren historiek account en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float" office:value="13" calcext:value-type="float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implementeren vehicle via restapi + opzoekwerk en andere kleine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Diagram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8" calcext:value-type="date">
            <text:p>08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ntroll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9" calcext:value-type="date">
            <text:p>09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 + testdao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0" calcext:value-type="date">
            <text:p>10/03/17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controller exceptions+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beren converterklasses gebrui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float" office:value="36.5" calcext:value-type="float">
            <text:p>36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fleetcontroller + updaten vehiclecontroll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ckagediagram+bugfix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controller tests +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5" calcext:value-type="date">
            <text:p>15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tests + vergadering + 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6" calcext:value-type="date">
            <text:p>16/03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string" calcext:value-type="string">
            <text:p>deployentdiagram en groepsoverlef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e voorbereiden en ge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float" office:value="31" calcext:value-type="float">
            <text:p>31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evaluati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ssues in slack + convert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number-columns-repeated="4"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float" office:value="5" calcext:value-type="float">
            <text:p>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5:.H72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2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3"/>
          <table:table-cell table:style-name="ce27"/>
          <table:table-cell table:style-name="ce23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1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15" calcext:value-type="date">
            <text:p>15/02/17</text:p>
          </table:table-cell>
          <table:table-cell table:style-name="ce29" office:value-type="float" office:value="0.25" calcext:value-type="float">
            <text:p>0,25</text:p>
          </table:table-cell>
          <table:table-cell table:style-name="ce25" office:value-type="string" calcext:value-type="string">
            <text:p>rolverdeling bespreken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25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17" calcext:value-type="date">
            <text:p>17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Uitleg project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Aanmaken van een test locatie op de server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18" calcext:value-type="date">
            <text:p>18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Setup server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25" office:value-type="string" calcext:value-type="string">
            <text:p>Verhuizing frontend naar /test/ op server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19" calcext:value-type="date">
            <text:p>19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Restyle website</text:p>
          </table:table-cell>
          <table:table-cell table:number-columns-repeated="1015"/>
        </table:table-row>
        <table:table-row table:style-name="ro1" table:number-rows-repeated="4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4:.C11])" office:value-type="float" office:value="9.25" calcext:value-type="float">
            <text:p>9,2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9.5" calcext:value-type="float">
            <text:p>9,5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2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0" calcext:value-type="date">
            <text:p>20/02/17</text:p>
          </table:table-cell>
          <table:table-cell table:style-name="ce29" office:value-type="float" office:value="7" calcext:value-type="float">
            <text:p>7</text:p>
          </table:table-cell>
          <table:table-cell table:style-name="ce25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1" calcext:value-type="date">
            <text:p>21/02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database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1" calcext:value-type="date">
            <text:p>21/02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5" calcext:value-type="date">
            <text:p>25/02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working out login token refresh protocol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5" calcext:value-type="date">
            <text:p>25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/>
          <table:table-cell table:style-name="ce17" office:value-type="date" office:date-value="2017-04-08" calcext:value-type="date">
            <text:p>08/04/17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help understanding insurance and work on login page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6" calcext:value-type="date">
            <text:p>26/02/17</text:p>
          </table:table-cell>
          <table:table-cell table:style-name="ce29" office:value-type="float" office:value="8" calcext:value-type="float">
            <text:p>8</text:p>
          </table:table-cell>
          <table:table-cell table:style-name="ce25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 table:number-rows-repeated="2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16:.C23])" office:value-type="float" office:value="23" calcext:value-type="float">
            <text:p>23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1" calcext:value-type="float">
            <text:p>11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3</text:p>
          </table:table-cell>
          <table:table-cell table:style-name="ce24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8" calcext:value-type="date">
            <text:p>28/02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28" calcext:value-type="date">
            <text:p>28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Nalezen usecases + publiceren op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1" calcext:value-type="date">
            <text:p>01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Designen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2" calcext:value-type="date">
            <text:p>02/02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Installeren SQL op server + gradle en spring tutorials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2-04" calcext:value-type="date">
            <text:p>04/02/17</text:p>
          </table:table-cell>
          <table:table-cell table:style-name="ce29" office:value-type="float" office:value="5" calcext:value-type="float">
            <text:p>5</text:p>
          </table:table-cell>
          <table:table-cell table:style-name="ce25" office:value-type="string" calcext:value-type="string">
            <text:p>Opzetten dagelijkse backups met rsnapshot + sonarqube installer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 table:number-columns-repeated="2"/>
          <table:table-cell table:style-name="ce25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28:.C35])" office:value-type="float" office:value="15.5" calcext:value-type="float">
            <text:p>15,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0" calcext:value-type="float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4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6" calcext:value-type="date">
            <text:p>06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6" calcext:value-type="date">
            <text:p>06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Automated build + tests werkende krijgen via jenkin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7" calcext:value-type="date">
            <text:p>07/03/17</text:p>
          </table:table-cell>
          <table:table-cell table:style-name="ce29" office:value-type="float" office:value="5" calcext:value-type="float">
            <text:p>5</text:p>
          </table:table-cell>
          <table:table-cell table:style-name="ce25" office:value-type="string" calcext:value-type="string">
            <text:p>Sonarqube via gradle en jenkins werkende krijgen + paar bugs fix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07" calcext:value-type="date">
            <text:p>07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0" calcext:value-type="date">
            <text:p>10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Vehicle frontend + jenkins fix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 table:number-rows-repeated="3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40:.C47])" office:value-type="float" office:value="19" calcext:value-type="float">
            <text:p>19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0" calcext:value-type="float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7"/>
          <table:table-cell table:style-name="ce23" table:number-columns-repeated="2"/>
          <table:table-cell/>
          <table:table-cell table:style-name="ce2"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5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3" calcext:value-type="date">
            <text:p>13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3" calcext:value-type="date">
            <text:p>13/03/17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string" calcext:value-type="string">
            <text:p>Frontend modularizeren + configuratie database development vs deploy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4" calcext:value-type="date">
            <text:p>14/03/17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string" calcext:value-type="string">
            <text:p>database op server en api cal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5" calcext:value-type="date">
            <text:p>15/03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5" calcext:value-type="date">
            <text:p>15/03/17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string" calcext:value-type="string">
            <text:p>Deployment frontend + CORS fixen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6" calcext:value-type="date">
            <text:p>16/03/17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string" calcext:value-type="string">
            <text:p>Fix little bugs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7" calcext:value-type="date">
            <text:p>17/03/17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string" calcext:value-type="string">
            <text:p>Voorstelling project + toevoegen dummy data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19" calcext:value-type="date">
            <text:p>19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UI frontend</text:p>
          </table:table-cell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52:.C59])" office:value-type="float" office:value="25.5" calcext:value-type="float">
            <text:p>25,5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0" calcext:value-type="float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2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1">
          <table:table-cell table:style-name="ce24" office:value-type="string" calcext:value-type="string">
            <text:p>Week 6</text:p>
          </table:table-cell>
          <table:table-cell table:style-name="ce31" office:value-type="string" calcext:value-type="string">
            <text:p>Datum</text:p>
          </table:table-cell>
          <table:table-cell table:style-name="ce24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24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1" calcext:value-type="date">
            <text:p>21/03/17</text:p>
          </table:table-cell>
          <table:table-cell table:style-name="ce29" office:value-type="float" office:value="1.5" calcext:value-type="float">
            <text:p>1,5</text:p>
          </table:table-cell>
          <table:table-cell table:style-name="ce25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1" calcext:value-type="date">
            <text:p>21/03/17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string" calcext:value-type="string">
            <text:p>Configuratie server/test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 office:value-type="date" office:date-value="2017-03-26" calcext:value-type="date">
            <text:p>26/03/17</text:p>
          </table:table-cell>
          <table:table-cell table:style-name="ce29" office:value-type="float" office:value="4.5" calcext:value-type="float">
            <text:p>4,5</text:p>
          </table:table-cell>
          <table:table-cell table:style-name="ce25" office:value-type="string" calcext:value-type="string">
            <text:p>config locaties test en production env</text:p>
          </table:table-cell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>
          <table:table-cell table:style-name="ce25"/>
          <table:table-cell table:style-name="ce28"/>
          <table:table-cell table:style-name="ce29"/>
          <table:table-cell table:style-name="ce25"/>
          <table:table-cell/>
          <table:table-cell table:style-name="ce4"/>
          <table:table-cell table:style-name="ce5"/>
          <table:table-cell table:style-name="ce10"/>
          <table:table-cell table:style-name="ce25"/>
          <table:table-cell table:number-columns-repeated="1015"/>
        </table:table-row>
        <table:table-row table:style-name="ro1" table:number-rows-repeated="4">
          <table:table-cell table:style-name="ce25"/>
          <table:table-cell table:style-name="ce29"/>
          <table:table-cell table:style-name="ce25" table:number-columns-repeated="2"/>
          <table:table-cell/>
          <table:table-cell table:style-name="ce4" table:number-columns-repeated="3"/>
          <table:table-cell table:style-name="ce25"/>
          <table:table-cell table:number-columns-repeated="1015"/>
        </table:table-row>
        <table:table-row table:style-name="ro1">
          <table:table-cell table:style-name="ce24" office:value-type="string" calcext:value-type="string">
            <text:p>Weektotaal</text:p>
          </table:table-cell>
          <table:table-cell table:style-name="ce30"/>
          <table:table-cell table:style-name="ce30" table:formula="of:=SUM([.C64:.C71])" office:value-type="float" office:value="10" calcext:value-type="float">
            <text:p>10</text:p>
          </table:table-cell>
          <table:table-cell table:style-name="ce32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32"/>
          <table:table-cell table:number-columns-repeated="1015"/>
        </table:table-row>
        <table:table-row table:style-name="ro1" table:number-rows-repeated="928">
          <table:table-cell table:style-name="ce26"/>
          <table:table-cell table:style-name="ce27"/>
          <table:table-cell table:style-name="ce26" table:number-columns-repeated="2"/>
          <table:table-cell table:number-columns-repeated="4"/>
          <table:table-cell table:style-name="ce26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,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 office:value-type="date" office:date-value="2017-03-29" calcext:value-type="date">
            <text:p>29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moda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 office:value-type="date" office:date-value="2017-03-30" calcext:value-type="date">
            <text:p>3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ogin page + Vue moda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5" table:number-columns-repeated="3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4.5" calcext:value-type="float">
            <text:p>4,5</text:p>
          </table:table-cell>
          <table:table-cell table:style-name="ce4" office:value-type="string" calcext:value-type="string">
            <text:p>model verzekering +klassediagram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1" calcext:value-type="date">
            <text:p>01/04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ue login component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 component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/>
          <table:table-cell table:style-name="ce5" office:value-type="date" office:date-value="2017-04-02" calcext:value-type="date">
            <text:p>02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modals</text:p>
          </table:table-cell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float" office:value="1.75" calcext:value-type="float">
            <text:p>1,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float" office:value="17" calcext:value-type="float">
            <text:p>17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 office:value-type="date" office:date-value="2017-04-04" calcext:value-type="date">
            <text:p>04/04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vue logi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,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ue fix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 office:value-type="date" office:date-value="2017-04-05" calcext:value-type="date">
            <text:p>05/04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logi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/>
          <table:table-cell table:style-name="ce5" office:value-type="date" office:date-value="2017-04-07" calcext:value-type="date">
            <text:p>07/04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verzek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,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float" office:value="14" calcext:value-type="float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float" office:value="12" calcext:value-type="float">
            <text:p>12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,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1" calcext:value-type="date">
            <text:p>01/03/17</text:p>
          </table:table-cell>
          <table:table-cell table:style-name="ce10" office:value-type="float" office:value="1.25" calcext:value-type="float">
            <text:p>1,25</text:p>
          </table:table-cell>
          <table:table-cell table:style-name="ce4" office:value-type="string" calcext:value-type="string">
            <text:p>javascript+bootstrap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6.75" calcext:value-type="float">
            <text:p>6,7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development + RESTFUL + CRU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rontend styl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orm validatio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float" office:value="19" calcext:value-type="float">
            <text:p>1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5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2.25" calcext:value-type="float">
            <text:p>2,25</text:p>
          </table:table-cell>
          <table:table-cell table:style-name="ce4" office:value-type="string" calcext:value-type="string">
            <text:p>vue js webpack + fix static asse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1.5" calcext:value-type="float">
            <text:p>1,5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string" calcext:value-type="string">
            <text:p>vergadering 7 + 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float" office:value="35.25" calcext:value-type="float">
            <text:p>35,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8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frontend development (Vue)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frontend development (Vue) + gebruikershandleid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development (Vue) + bug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gebruikershandleiding aanpassen + comp/module overview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werken deadline 1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float" office:value="29.5" calcext:value-type="float">
            <text:p>29,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.5" calcext:value-type="float">
            <text:p>2,5</text:p>
          </table:table-cell>
          <table:table-cell table:style-name="ce4" office:value-type="string" calcext:value-type="string">
            <text:p>vergadering + 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3" calcext:value-type="date">
            <text:p>2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E bug fi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6.5" calcext:value-type="float">
            <text:p>6,5</text:p>
          </table:table-cell>
          <table:table-cell table:style-name="ce4" office:value-type="string" calcext:value-type="string">
            <text:p>Vuex documentatie + modal integr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float" office:value="16" calcext:value-type="float">
            <text:p>1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office:forms form:automatic-focus="false" form:apply-design-mode="false"/>
        <table:table-column table:style-name="co13" table:default-cell-style-name="Default"/>
        <table:table-column table:style-name="co1" table:number-columns-repeated="1023" table:default-cell-style-name="Default"/>
        <table:table-row table:style-name="ro1">
          <table:table-cell table:style-name="ce33" office:value-type="string" calcext:value-type="string">
            <text:p>Naam</text:p>
          </table:table-cell>
          <table:table-cell table:style-name="ce36" office:value-type="string" calcext:value-type="string">
            <text:p>Week 1</text:p>
          </table:table-cell>
          <table:table-cell table:style-name="ce36" office:value-type="string" calcext:value-type="string">
            <text:p>Week 2</text:p>
          </table:table-cell>
          <table:table-cell table:style-name="ce36" office:value-type="string" calcext:value-type="string">
            <text:p>Week 3</text:p>
          </table:table-cell>
          <table:table-cell table:style-name="ce36" office:value-type="string" calcext:value-type="string">
            <text:p>Week 4</text:p>
          </table:table-cell>
          <table:table-cell table:style-name="ce36" office:value-type="string" calcext:value-type="string">
            <text:p>Week 5</text:p>
          </table:table-cell>
          <table:table-cell table:style-name="ce36" office:value-type="string" calcext:value-type="string">
            <text:p>Week 6</text:p>
          </table:table-cell>
          <table:table-cell table:style-name="ce36" office:value-type="string" calcext:value-type="string">
            <text:p>Week 7</text:p>
          </table:table-cell>
          <table:table-cell table:number-columns-repeated="2" table:style-name="ce36" office:value-type="string" calcext:value-type="string">
            <text:p>Paasvakantie</text:p>
          </table:table-cell>
          <table:table-cell table:style-name="ce36" office:value-type="string" calcext:value-type="string">
            <text:p>Week 10</text:p>
          </table:table-cell>
          <table:table-cell table:style-name="ce36" office:value-type="string" calcext:value-type="string">
            <text:p>Week 11</text:p>
          </table:table-cell>
          <table:table-cell table:style-name="ce36" office:value-type="string" calcext:value-type="string">
            <text:p>Week 12</text:p>
          </table:table-cell>
          <table:table-cell table:style-name="ce36" office:value-type="string" calcext:value-type="string">
            <text:p>Week 13</text:p>
          </table:table-cell>
          <table:table-cell table:style-name="ce36" office:value-type="string" calcext:value-type="string">
            <text:p>Week 14</text:p>
          </table:table-cell>
          <table:table-cell table:style-name="ce36" office:value-type="string" calcext:value-type="string">
            <text:p>Totaal</text:p>
          </table:table-cell>
          <table:table-cell table:number-columns-repeated="1008"/>
        </table:table-row>
        <table:table-row table:style-name="ro1">
          <table:table-cell table:style-name="ce34" office:value-type="string" calcext:value-type="string">
            <text:p>De Pontieu, Thomas</text:p>
          </table:table-cell>
          <table:table-cell table:style-name="ce2" table:formula="of:=[$'De Pontieu, Thomas'.$C$12]" office:value-type="float" office:value="3.75" calcext:value-type="float">
            <text:p>3,75</text:p>
          </table:table-cell>
          <table:table-cell table:style-name="ce2" table:formula="of:=[$'De Pontieu, Thomas'.$C$24]" office:value-type="float" office:value="14.5" calcext:value-type="float">
            <text:p>14,5</text:p>
          </table:table-cell>
          <table:table-cell table:style-name="ce2" table:formula="of:=[$'De Pontieu, Thomas'.$C$36]" office:value-type="float" office:value="13.5" calcext:value-type="float">
            <text:p>13,5</text:p>
          </table:table-cell>
          <table:table-cell table:style-name="ce2" table:formula="of:=[$'De Pontieu, Thomas'.$C$48]" office:value-type="float" office:value="25.5" calcext:value-type="float">
            <text:p>25,5</text:p>
          </table:table-cell>
          <table:table-cell table:style-name="ce2" table:formula="of:=[$'De Pontieu, Thomas'.$C$60]" office:value-type="float" office:value="36.5" calcext:value-type="float">
            <text:p>36,5</text:p>
          </table:table-cell>
          <table:table-cell table:style-name="ce2" table:formula="of:=[$'De Pontieu, Thomas'.$C$72]" office:value-type="float" office:value="2" calcext:value-type="float">
            <text:p>2</text:p>
          </table:table-cell>
          <table:table-cell table:style-name="ce2" table:formula="of:=[$'De Pontieu, Thomas'.$H$12]" office:value-type="float" office:value="16.75" calcext:value-type="float">
            <text:p>16,75</text:p>
          </table:table-cell>
          <table:table-cell table:style-name="ce2" table:formula="of:=[$'De Pontieu, Thomas'.$H$24]" office:value-type="float" office:value="18.5" calcext:value-type="float">
            <text:p>18,5</text:p>
          </table:table-cell>
          <table:table-cell table:style-name="ce2" table:formula="of:=[$'De Pontieu, Thomas'.$H$36]" office:value-type="float" office:value="7" calcext:value-type="float">
            <text:p>7</text:p>
          </table:table-cell>
          <table:table-cell table:style-name="ce2" table:formula="of:=[$'De Pontieu, Thomas'.$H$48]" office:value-type="float" office:value="0" calcext:value-type="float">
            <text:p>0</text:p>
          </table:table-cell>
          <table:table-cell table:style-name="ce2" table:formula="of:=[$'De Pontieu, Thomas'.$H$60]" office:value-type="float" office:value="0" calcext:value-type="float">
            <text:p>0</text:p>
          </table:table-cell>
          <table:table-cell table:style-name="ce2" table:formula="of:=[$'De Pontieu, Thomas'.$H$7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$'De Pontieu, Thomas'.$H$24]" office:value-type="float" office:value="18.5" calcext:value-type="float">
            <text:p>18,5</text:p>
          </table:table-cell>
          <table:table-cell table:style-name="ce39" table:formula="of:=SUM([.B2:.O2])" office:value-type="float" office:value="156.5" calcext:value-type="float">
            <text:p>156,5</text:p>
          </table:table-cell>
          <table:table-cell table:number-columns-repeated="1008"/>
        </table:table-row>
        <table:table-row table:style-name="ro1">
          <table:table-cell table:style-name="ce34" office:value-type="string" calcext:value-type="string">
            <text:p>Devolder, Billie</text:p>
          </table:table-cell>
          <table:table-cell table:style-name="ce2" table:formula="of:=[$'Devolder, Billie'.$C$12]" office:value-type="float" office:value="4.25" calcext:value-type="float">
            <text:p>4,25</text:p>
          </table:table-cell>
          <table:table-cell table:style-name="ce2" table:formula="of:=[$'Devolder, Billie'.$C$25]" office:value-type="float" office:value="9" calcext:value-type="float">
            <text:p>9</text:p>
          </table:table-cell>
          <table:table-cell table:style-name="ce2" table:formula="of:=[$'Devolder, Billie'.$C$38]" office:value-type="float" office:value="16.5" calcext:value-type="float">
            <text:p>16,5</text:p>
          </table:table-cell>
          <table:table-cell table:style-name="ce2" table:formula="of:=[$'Devolder, Billie'.$C$54]" office:value-type="float" office:value="33" calcext:value-type="float">
            <text:p>33</text:p>
          </table:table-cell>
          <table:table-cell table:style-name="ce2" table:formula="of:=[$'Devolder, Billie'.$C$70]" office:value-type="float" office:value="22" calcext:value-type="float">
            <text:p>22</text:p>
          </table:table-cell>
          <table:table-cell table:style-name="ce2" table:formula="of:=[$'Devolder, Billie'.$C$82]" office:value-type="float" office:value="12.5" calcext:value-type="float">
            <text:p>12,5</text:p>
          </table:table-cell>
          <table:table-cell table:style-name="ce2" table:formula="of:=[$'Devolder, Billie'.$H$12]" office:value-type="float" office:value="6" calcext:value-type="float">
            <text:p>6</text:p>
          </table:table-cell>
          <table:table-cell table:style-name="ce2" table:formula="of:=[$'Devolder, Billie'.$H$25]" office:value-type="float" office:value="21" calcext:value-type="float">
            <text:p>21</text:p>
          </table:table-cell>
          <table:table-cell table:style-name="ce2" table:formula="of:=[$'Devolder, Billie'.$H$38]" office:value-type="float" office:value="0" calcext:value-type="float">
            <text:p>0</text:p>
          </table:table-cell>
          <table:table-cell table:style-name="ce2" table:formula="of:=[$'Devolder, Billie'.$H$54]" office:value-type="float" office:value="0" calcext:value-type="float">
            <text:p>0</text:p>
          </table:table-cell>
          <table:table-cell table:style-name="ce2" table:formula="of:=[$'Devolder, Billie'.$H$70]" office:value-type="float" office:value="0" calcext:value-type="float">
            <text:p>0</text:p>
          </table:table-cell>
          <table:table-cell table:style-name="ce2" table:formula="of:=[$'Devolder, Billie'.$H$8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$'Devolder, Billie'.$H$25]" office:value-type="float" office:value="21" calcext:value-type="float">
            <text:p>21</text:p>
          </table:table-cell>
          <table:table-cell table:style-name="ce39" table:formula="of:=SUM([.B3:.O3])" office:value-type="float" office:value="145.25" calcext:value-type="float">
            <text:p>145,25</text:p>
          </table:table-cell>
          <table:table-cell table:number-columns-repeated="1008"/>
        </table:table-row>
        <table:table-row table:style-name="ro1">
          <table:table-cell table:style-name="ce34" office:value-type="string" calcext:value-type="string">
            <text:p>Knockaert, Jarre</text:p>
          </table:table-cell>
          <table:table-cell table:style-name="ce2" table:formula="of:=[$'Knockaert, Jarre'.$C$12]" office:value-type="float" office:value="4" calcext:value-type="float">
            <text:p>4</text:p>
          </table:table-cell>
          <table:table-cell table:style-name="ce2" table:formula="of:=[$'Knockaert, Jarre'.$C$24]" office:value-type="float" office:value="10.25" calcext:value-type="float">
            <text:p>10,25</text:p>
          </table:table-cell>
          <table:table-cell table:style-name="ce2" table:formula="of:=[$'Knockaert, Jarre'.$C$37]" office:value-type="float" office:value="13.5" calcext:value-type="float">
            <text:p>13,5</text:p>
          </table:table-cell>
          <table:table-cell table:style-name="ce2" table:formula="of:=[$'Knockaert, Jarre'.$C$49]" office:value-type="float" office:value="36" calcext:value-type="float">
            <text:p>36</text:p>
          </table:table-cell>
          <table:table-cell table:style-name="ce2" table:formula="of:=[$'Knockaert, Jarre'.$C$63]" office:value-type="float" office:value="36.5" calcext:value-type="float">
            <text:p>36,5</text:p>
          </table:table-cell>
          <table:table-cell table:style-name="ce2" table:formula="of:=[$'Knockaert, Jarre'.$C$75]" office:value-type="float" office:value="25" calcext:value-type="float">
            <text:p>25</text:p>
          </table:table-cell>
          <table:table-cell table:style-name="ce2" table:formula="of:=[$'Knockaert, Jarre'.$H$12]" office:value-type="float" office:value="20.5" calcext:value-type="float">
            <text:p>20,5</text:p>
          </table:table-cell>
          <table:table-cell table:style-name="ce2" table:formula="of:=[$'Knockaert, Jarre'.$H$24]" office:value-type="float" office:value="15" calcext:value-type="float">
            <text:p>15</text:p>
          </table:table-cell>
          <table:table-cell table:style-name="ce2" table:formula="of:=[$'Knockaert, Jarre'.$H$37]" office:value-type="float" office:value="4.25" calcext:value-type="float">
            <text:p>4,25</text:p>
          </table:table-cell>
          <table:table-cell table:style-name="ce2" table:formula="of:=[$'Knockaert, Jarre'.$H$49]" office:value-type="float" office:value="0" calcext:value-type="float">
            <text:p>0</text:p>
          </table:table-cell>
          <table:table-cell table:style-name="ce2" table:formula="of:=[$'Knockaert, Jarre'.$H$63]" office:value-type="float" office:value="0" calcext:value-type="float">
            <text:p>0</text:p>
          </table:table-cell>
          <table:table-cell table:style-name="ce2" table:formula="of:=[$'Knockaert, Jarre'.$H$7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$'Knockaert, Jarre'.$H$24]" office:value-type="float" office:value="15" calcext:value-type="float">
            <text:p>15</text:p>
          </table:table-cell>
          <table:table-cell table:style-name="ce39" table:formula="of:=SUM([.B4:.O4])"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style-name="ce34" office:value-type="string" calcext:value-type="string">
            <text:p>Persoon, Sam</text:p>
          </table:table-cell>
          <table:table-cell table:style-name="ce2" table:formula="of:=[$'Persoon, Sam'.$C$12]" office:value-type="float" office:value="5.25" calcext:value-type="float">
            <text:p>5,25</text:p>
          </table:table-cell>
          <table:table-cell table:style-name="ce2" table:formula="of:=[$'Persoon, Sam'.$C$24]" office:value-type="float" office:value="12.75" calcext:value-type="float">
            <text:p>12,75</text:p>
          </table:table-cell>
          <table:table-cell table:style-name="ce2" table:formula="of:=[$'Persoon, Sam'.$C$36]" office:value-type="float" office:value="15.5" calcext:value-type="float">
            <text:p>15,5</text:p>
          </table:table-cell>
          <table:table-cell table:style-name="ce2" table:formula="of:=[$'Persoon, Sam'.$C$48]" office:value-type="float" office:value="28.5" calcext:value-type="float">
            <text:p>28,5</text:p>
          </table:table-cell>
          <table:table-cell table:style-name="ce2" table:formula="of:=[$'Persoon, Sam'.$C$60]" office:value-type="float" office:value="32.5" calcext:value-type="float">
            <text:p>32,5</text:p>
          </table:table-cell>
          <table:table-cell table:style-name="ce2" table:formula="of:=[$'Persoon, Sam'.$C$72]" office:value-type="float" office:value="7" calcext:value-type="float">
            <text:p>7</text:p>
          </table:table-cell>
          <table:table-cell table:style-name="ce2" table:formula="of:=[$'Persoon, Sam'.$H$12]" office:value-type="float" office:value="9.75" calcext:value-type="float">
            <text:p>9,75</text:p>
          </table:table-cell>
          <table:table-cell table:style-name="ce2" table:formula="of:=[$'Persoon, Sam'.$H$24]" office:value-type="float" office:value="12" calcext:value-type="float">
            <text:p>12</text:p>
          </table:table-cell>
          <table:table-cell table:style-name="ce2" table:formula="of:=[$'Persoon, Sam'.$H$36]" office:value-type="float" office:value="0" calcext:value-type="float">
            <text:p>0</text:p>
          </table:table-cell>
          <table:table-cell table:style-name="ce2" table:formula="of:=[$'Persoon, Sam'.$H$48]" office:value-type="float" office:value="0" calcext:value-type="float">
            <text:p>0</text:p>
          </table:table-cell>
          <table:table-cell table:style-name="ce2" table:formula="of:=[$'Persoon, Sam'.$H$60]" office:value-type="float" office:value="0" calcext:value-type="float">
            <text:p>0</text:p>
          </table:table-cell>
          <table:table-cell table:style-name="ce2" table:formula="of:=[$'Persoon, Sam'.$H$7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$'Persoon, Sam'.$H$24]" office:value-type="float" office:value="12" calcext:value-type="float">
            <text:p>12</text:p>
          </table:table-cell>
          <table:table-cell table:style-name="ce39" table:formula="of:=SUM([.B5:.O5])" office:value-type="float" office:value="135.25" calcext:value-type="float">
            <text:p>135,25</text:p>
          </table:table-cell>
          <table:table-cell table:number-columns-repeated="1008"/>
        </table:table-row>
        <table:table-row table:style-name="ro1">
          <table:table-cell table:style-name="ce34" office:value-type="string" calcext:value-type="string">
            <text:p>Van Renterghem, Jorg</text:p>
          </table:table-cell>
          <table:table-cell table:style-name="ce2" table:formula="of:=[$'Van Renterghem, Jorg'.$C$12]" office:value-type="float" office:value="3.75" calcext:value-type="float">
            <text:p>3,75</text:p>
          </table:table-cell>
          <table:table-cell table:style-name="ce2" table:formula="of:=[$'Van Renterghem, Jorg'.$C$24]" office:value-type="float" office:value="10.25" calcext:value-type="float">
            <text:p>10,25</text:p>
          </table:table-cell>
          <table:table-cell table:style-name="ce2" table:formula="of:=[$'Van Renterghem, Jorg'.$C$37]" office:value-type="float" office:value="13" calcext:value-type="float">
            <text:p>13</text:p>
          </table:table-cell>
          <table:table-cell table:style-name="ce2" table:formula="of:=[$'Van Renterghem, Jorg'.$C$49]" office:value-type="float" office:value="36.5" calcext:value-type="float">
            <text:p>36,5</text:p>
          </table:table-cell>
          <table:table-cell table:style-name="ce2" table:formula="of:=[$'Van Renterghem, Jorg'.$C$61]" office:value-type="float" office:value="31" calcext:value-type="float">
            <text:p>31</text:p>
          </table:table-cell>
          <table:table-cell table:style-name="ce2" table:formula="of:=[$'Van Renterghem, Jorg'.$C$73]" office:value-type="float" office:value="5" calcext:value-type="float">
            <text:p>5</text:p>
          </table:table-cell>
          <table:table-cell table:style-name="ce2" table:formula="of:=[$'Van Renterghem, Jorg'.$H$12]" office:value-type="float" office:value="11.5" calcext:value-type="float">
            <text:p>11,5</text:p>
          </table:table-cell>
          <table:table-cell table:style-name="ce2" table:formula="of:=[$'Van Renterghem, Jorg'.$H$24]" office:value-type="float" office:value="17" calcext:value-type="float">
            <text:p>17</text:p>
          </table:table-cell>
          <table:table-cell table:style-name="ce2" table:formula="of:=[$'Van Renterghem, Jorg'.$H$37]" office:value-type="float" office:value="0" calcext:value-type="float">
            <text:p>0</text:p>
          </table:table-cell>
          <table:table-cell table:style-name="ce2" table:formula="of:=[$'Van Renterghem, Jorg'.$H$49]" office:value-type="float" office:value="0" calcext:value-type="float">
            <text:p>0</text:p>
          </table:table-cell>
          <table:table-cell table:style-name="ce2" table:formula="of:=[$'Van Renterghem, Jorg'.$H$61]" office:value-type="float" office:value="0" calcext:value-type="float">
            <text:p>0</text:p>
          </table:table-cell>
          <table:table-cell table:style-name="ce2" table:formula="of:=[$'Van Renterghem, Jorg'.$H$7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$'Van Renterghem, Jorg'.$H$24]" office:value-type="float" office:value="17" calcext:value-type="float">
            <text:p>17</text:p>
          </table:table-cell>
          <table:table-cell table:style-name="ce39" table:formula="of:=SUM([.B6:.O6])"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style-name="ce34" office:value-type="string" calcext:value-type="string">
            <text:p>Van Roose, Tomas</text:p>
          </table:table-cell>
          <table:table-cell table:style-name="ce2" table:formula="of:=[$'Van Roose, Tomas'.$C$12]" office:value-type="float" office:value="9.25" calcext:value-type="float">
            <text:p>9,25</text:p>
          </table:table-cell>
          <table:table-cell table:style-name="ce2" table:formula="of:=[$'Van Roose, Tomas'.$C$24]" office:value-type="float" office:value="23" calcext:value-type="float">
            <text:p>23</text:p>
          </table:table-cell>
          <table:table-cell table:style-name="ce2" table:formula="of:=[$'Van Roose, Tomas'.$C$36]" office:value-type="float" office:value="15.5" calcext:value-type="float">
            <text:p>15,5</text:p>
          </table:table-cell>
          <table:table-cell table:style-name="ce2" table:formula="of:=[$'Van Roose, Tomas'.$C$48]" office:value-type="float" office:value="19" calcext:value-type="float">
            <text:p>19</text:p>
          </table:table-cell>
          <table:table-cell table:style-name="ce2" table:formula="of:=[$'Van Roose, Tomas'.$C$60]" office:value-type="float" office:value="25.5" calcext:value-type="float">
            <text:p>25,5</text:p>
          </table:table-cell>
          <table:table-cell table:style-name="ce2" table:formula="of:=[$'Van Roose, Tomas'.$C$72]" office:value-type="float" office:value="10" calcext:value-type="float">
            <text:p>10</text:p>
          </table:table-cell>
          <table:table-cell table:style-name="ce2" table:formula="of:=[$'Van Roose, Tomas'.$H$12]" office:value-type="float" office:value="9.5" calcext:value-type="float">
            <text:p>9,5</text:p>
          </table:table-cell>
          <table:table-cell table:style-name="ce2" table:formula="of:=[$'Van Roose, Tomas'.$H$24]" office:value-type="float" office:value="11" calcext:value-type="float">
            <text:p>11</text:p>
          </table:table-cell>
          <table:table-cell table:style-name="ce2" table:formula="of:=[$'Van Roose, Tomas'.$H$36]" office:value-type="float" office:value="0" calcext:value-type="float">
            <text:p>0</text:p>
          </table:table-cell>
          <table:table-cell table:style-name="ce2" table:formula="of:=[$'Van Roose, Tomas'.$H$48]" office:value-type="float" office:value="0" calcext:value-type="float">
            <text:p>0</text:p>
          </table:table-cell>
          <table:table-cell table:style-name="ce2" table:formula="of:=[$'Van Roose, Tomas'.$H$60]" office:value-type="float" office:value="0" calcext:value-type="float">
            <text:p>0</text:p>
          </table:table-cell>
          <table:table-cell table:style-name="ce2" table:formula="of:=[$'Van Roose, Tomas'.$H$7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$'Van Roose, Tomas'.$H$24]" office:value-type="float" office:value="11" calcext:value-type="float">
            <text:p>11</text:p>
          </table:table-cell>
          <table:table-cell table:style-name="ce39" table:formula="of:=SUM([.B7:.O7])" office:value-type="float" office:value="133.75" calcext:value-type="float">
            <text:p>133,75</text:p>
          </table:table-cell>
          <table:table-cell table:number-columns-repeated="1008"/>
        </table:table-row>
        <table:table-row table:style-name="ro1">
          <table:table-cell table:style-name="ce34" office:value-type="string" calcext:value-type="string">
            <text:p>Verschelden, Freek</text:p>
          </table:table-cell>
          <table:table-cell table:style-name="ce2" table:formula="of:=[$'Verschelden, Freek'.$C$12]" office:value-type="float" office:value="1.75" calcext:value-type="float">
            <text:p>1,75</text:p>
          </table:table-cell>
          <table:table-cell table:style-name="ce2" table:formula="of:=[$'Verschelden, Freek'.$C$24]" office:value-type="float" office:value="14" calcext:value-type="float">
            <text:p>14</text:p>
          </table:table-cell>
          <table:table-cell table:style-name="ce2" table:formula="of:=[$'Verschelden, Freek'.$C$36]" office:value-type="float" office:value="19" calcext:value-type="float">
            <text:p>19</text:p>
          </table:table-cell>
          <table:table-cell table:style-name="ce2" table:formula="of:=[$'Verschelden, Freek'.$C$48]" office:value-type="float" office:value="35.25" calcext:value-type="float">
            <text:p>35,25</text:p>
          </table:table-cell>
          <table:table-cell table:style-name="ce2" table:formula="of:=[$'Verschelden, Freek'.$C$60]" office:value-type="float" office:value="29.5" calcext:value-type="float">
            <text:p>29,5</text:p>
          </table:table-cell>
          <table:table-cell table:style-name="ce2" table:formula="of:=[$'Verschelden, Freek'.$C$72]" office:value-type="float" office:value="16" calcext:value-type="float">
            <text:p>16</text:p>
          </table:table-cell>
          <table:table-cell table:style-name="ce2" table:formula="of:=[$'Verschelden, Freek'.$H$12]" office:value-type="float" office:value="17" calcext:value-type="float">
            <text:p>17</text:p>
          </table:table-cell>
          <table:table-cell table:style-name="ce2" table:formula="of:=[$'Verschelden, Freek'.$H$24]" office:value-type="float" office:value="12" calcext:value-type="float">
            <text:p>12</text:p>
          </table:table-cell>
          <table:table-cell table:style-name="ce2" table:formula="of:=[$'Verschelden, Freek'.$H$36]" office:value-type="float" office:value="0" calcext:value-type="float">
            <text:p>0</text:p>
          </table:table-cell>
          <table:table-cell table:style-name="ce2" table:formula="of:=[$'Verschelden, Freek'.$H$48]" office:value-type="float" office:value="0" calcext:value-type="float">
            <text:p>0</text:p>
          </table:table-cell>
          <table:table-cell table:style-name="ce2" table:formula="of:=[$'Verschelden, Freek'.$H$60]" office:value-type="float" office:value="0" calcext:value-type="float">
            <text:p>0</text:p>
          </table:table-cell>
          <table:table-cell table:style-name="ce2" table:formula="of:=[$'Verschelden, Freek'.$H$72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$'Verschelden, Freek'.$H$24]" office:value-type="float" office:value="12" calcext:value-type="float">
            <text:p>12</text:p>
          </table:table-cell>
          <table:table-cell table:style-name="ce39" table:formula="of:=SUM([.B8:.O8])" office:value-type="float" office:value="156.5" calcext:value-type="float">
            <text:p>156,5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Totaal groep per week</text:p>
          </table:table-cell>
          <table:table-cell table:style-name="ce37" table:formula="of:=SUM([.B2:.B8])" office:value-type="float" office:value="32" calcext:value-type="float">
            <text:p>32</text:p>
          </table:table-cell>
          <table:table-cell table:style-name="ce37" table:formula="of:=SUM([.C2:.C8])" office:value-type="float" office:value="93.75" calcext:value-type="float">
            <text:p>93,75</text:p>
          </table:table-cell>
          <table:table-cell table:style-name="ce37" table:formula="of:=SUM([.D2:.D8])" office:value-type="float" office:value="106.5" calcext:value-type="float">
            <text:p>106,5</text:p>
          </table:table-cell>
          <table:table-cell table:style-name="ce37" table:formula="of:=SUM([.E2:.E8])" office:value-type="float" office:value="213.75" calcext:value-type="float">
            <text:p>213,75</text:p>
          </table:table-cell>
          <table:table-cell table:style-name="ce37" table:formula="of:=SUM([.F2:.F8])" office:value-type="float" office:value="213.5" calcext:value-type="float">
            <text:p>213,5</text:p>
          </table:table-cell>
          <table:table-cell table:style-name="ce37" table:formula="of:=SUM([.G2:.G8])" office:value-type="float" office:value="77.5" calcext:value-type="float">
            <text:p>77,5</text:p>
          </table:table-cell>
          <table:table-cell table:style-name="ce37" table:formula="of:=SUM([.H2:.H8])" office:value-type="float" office:value="91" calcext:value-type="float">
            <text:p>91</text:p>
          </table:table-cell>
          <table:table-cell table:style-name="ce37" table:formula="of:=SUM([.I2:.I8])" office:value-type="float" office:value="106.5" calcext:value-type="float">
            <text:p>106,5</text:p>
          </table:table-cell>
          <table:table-cell table:style-name="ce37" table:formula="of:=SUM([.J2:.J8])" office:value-type="float" office:value="11.25" calcext:value-type="float">
            <text:p>11,25</text:p>
          </table:table-cell>
          <table:table-cell table:style-name="ce37" table:formula="of:=SUM([.K2:.K8])" office:value-type="float" office:value="0" calcext:value-type="float">
            <text:p>0</text:p>
          </table:table-cell>
          <table:table-cell table:style-name="ce37" table:formula="of:=SUM([.L2:.L8])" office:value-type="float" office:value="0" calcext:value-type="float">
            <text:p>0</text:p>
          </table:table-cell>
          <table:table-cell table:style-name="ce37" table:formula="of:=SUM([.M2:.M8])" office:value-type="float" office:value="0" calcext:value-type="float">
            <text:p>0</text:p>
          </table:table-cell>
          <table:table-cell table:style-name="ce37" table:formula="of:=SUM([.N2:.N8])" office:value-type="float" office:value="0" calcext:value-type="float">
            <text:p>0</text:p>
          </table:table-cell>
          <table:table-cell table:style-name="ce37" table:formula="of:=SUM([.O2:.O8])" office:value-type="float" office:value="106.5" calcext:value-type="float">
            <text:p>106,5</text:p>
          </table:table-cell>
          <table:table-cell table:style-name="ce39" table:formula="of:=SUM([.B9:.O9])" office:value-type="float" office:value="1052.25" calcext:value-type="float">
            <text:p>1052,25</text:p>
          </table:table-cell>
          <table:table-cell table:number-columns-repeated="1008"/>
        </table:table-row>
        <table:table-row table:style-name="ro1">
          <table:table-cell/>
          <table:table-cell table:style-name="ce21" table:number-columns-repeated="6"/>
          <table:table-cell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38"/>
          <table:table-cell table:number-columns-repeated="1020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number-columns-repeated="19"/>
          <table:table-cell table:style-name="ce21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/>
    </number:date-style>
    <number:date-style style:name="N112">
      <number:day/>
      <number:text>/</number:text>
      <number:month/>
    </number:date-style>
    <number:date-style style:name="N113">
      <number:day number:style="long"/>
      <number:text>/</number:text>
      <number:month number:style="long"/>
    </number:date-style>
    <number:number-style style:name="N10107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7" number:language="nl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8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09" number:language="nl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0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nl" number:country="BE">
      <number:day/>
      <number:text>/</number:text>
      <number:month number:style="long"/>
      <number:text>/</number:text>
      <number:year number:style="long"/>
    </number:date-style>
    <number:date-style style:name="N10112" number:language="nl" number:country="BE">
      <number:day/>
      <number:text>/</number:text>
      <number:month number:textual="true"/>
      <number:text>/</number:text>
      <number:year/>
    </number:date-style>
    <number:date-style style:name="N10113" number:language="nl" number:country="BE">
      <number:day/>
      <number:text>/</number:text>
      <number:month number:textual="true"/>
    </number:date-style>
    <number:date-style style:name="N10114" number:language="nl" number:country="BE">
      <number:month number:textual="true"/>
      <number:text>/</number:text>
      <number:year/>
    </number:date-style>
    <number:time-style style:name="N10115" number:language="nl" number:country="BE">
      <number:hours/>
      <number:text>:</number:text>
      <number:minutes number:style="long"/>
      <number:text> </number:text>
      <number:am-pm/>
    </number:time-style>
    <number:time-style style:name="N10116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BE">
      <number:hours/>
      <number:text>:</number:text>
      <number:minutes number:style="long"/>
    </number:time-style>
    <number:time-style style:name="N10118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0" number:language="nl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1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2" number:language="nl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3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2" style:volatile="true" number:language="nl" number:country="BE">
      <loext:text> </loext:text>
      <loext:fill-character> </loext:fill-character>
      <number:text>-    </number:text>
    </number:number-style>
    <number:text-style style:name="N10124" number:language="nl" number:country="B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2" style:volatile="true" number:language="nl" number:country="BE">
      <loext:text> </loext:text>
      <loext:fill-character> </loext:fill-character>
      <number:text>- € </number:text>
    </number:number-style>
    <number:text-style style:name="N10125" number:language="nl" number:country="B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6" number:language="nl" number:country="B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7" number:language="nl" number:country="B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643" meta:object-count="0"/>
    <meta:generator>LibreOffice/5.1.2.2$Linux_X86_64 LibreOffice_project/10m0$Build-2</meta:generator>
  </office:meta>
</office:document-meta>
</file>